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Web" svg:font-family="LatoWeb, 'Helvetica Neue',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1252in" fo:margin-bottom="0in" fo:orphans="2" fo:widows="2" fo:text-indent="0in" style:auto-text-indent="false"/>
    </style:style>
    <style:style style:name="P2" style:family="paragraph" style:parent-style-name="Text_20_body">
      <style:paragraph-properties fo:margin-left="0in" fo:margin-right="0in" fo:margin-top="0.1252in" fo:margin-bottom="0in" fo:orphans="2" fo:widows="2" fo:text-indent="0in" style:auto-text-indent="false"/>
      <style:text-properties fo:font-variant="normal" fo:text-transform="none" fo:color="#2d3b45" style:font-name="LatoWeb" fo:font-size="12pt" fo:letter-spacing="normal" fo:font-style="normal" fo:font-weight="normal"/>
    </style:style>
    <style:style style:name="P3" style:family="paragraph" style:parent-style-name="Text_20_body">
      <style:paragraph-properties fo:margin-left="0in" fo:margin-right="0in" fo:margin-top="0.1252in" fo:margin-bottom="0in" fo:orphans="2" fo:widows="2" fo:text-indent="0in" style:auto-text-indent="false"/>
      <style:text-properties fo:font-variant="normal" fo:text-transform="none" fo:color="#2d3b45" fo:letter-spacing="normal"/>
    </style:style>
    <style:style style:name="T1" style:family="text">
      <style:text-properties style:font-name="LatoWeb" fo:font-size="12pt" fo:font-style="normal" fo:font-weight="normal"/>
    </style:style>
    <style:style style:name="T2" style:family="text">
      <style:text-properties fo:font-variant="normal" fo:text-transform="none" fo:color="#2d3b45" style:font-name="LatoWeb" fo:font-size="12pt" fo:letter-spacing="normal" fo:font-style="normal" fo:font-weight="bold"/>
    </style:style>
    <style:style style:name="T3" style:family="text">
      <style:text-properties fo:font-variant="normal" fo:text-transform="none" fo:color="#2d3b45" style:font-name="LatoWeb" fo:font-size="12pt" fo:letter-spacing="normal" fo:font-style="normal" fo:font-weight="normal"/>
    </style:style>
    <style:style style:name="T4" style:family="text">
      <style:text-properties fo:font-variant="normal" fo:text-transform="none" fo:color="#2d3b45" fo:letter-spacing="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Git hub is an open source distributed version control system designed for speed and efficiency. It allows you to work locally, view file history, commit changes to the cloud and then view those files at other locations. This allows you to be able to share repositories so that you can work with a team when needed.</text:span></text:p>
      <text:p text:style-name="P1"><text:span text:style-name="T3">If Github is set to private, you can use an SSH key in order to give out permissions to individuals to access that repository from Github through GitKraken. Once you are connected to github, instead of cloning a repo, you can search github for all available repos.</text:span></text:p>
      <text:p text:style-name="P2">Github and Gitkraken allow you to clone repos from one machine to another in order to continue to work at different locations as well as work on joint projects. Github will automatically fetch for updates every 60 seconds. Once you make changes you can then push them through Gitkraken in order to upload them to github. You can also pull changes when they have been made to someone elses local machine when they have pushed it to Git. This allows you to pull those changes so you can see them as well.</text:p>
      <text:p text:style-name="P2">You are able to see changes that are made that are a current work in progress. Once you make changes, you can then Stage your changes, and commit your changes. Letting Git know that you are the one making the changes, what the change is and when the change was made. OctoCat Icon lets you know all the changes that have been incorporated to your files computer Icon are local files and changes made.</text:p>
      <text:p text:style-name="P2">Once changes are made and you want to make the master and Octocat icon be the same, you want to push your changes to Github. Once you push the changes, you can then view the changes through Github and others wold be able to see them as well.</text:p>
      <text:p text:style-name="P2">You can see what someone else is doing and what changes are doing through GitKraken. Once someone else makes a change and pushes the change to Github</text:p>
      <text:p text:style-name="P1"><text:span text:style-name="T3">Master and Local icons would split showing a change has taken place and you will see a 1/ or however many changes have been made. At this point, you will push the Pull button which should bring over all changes to your local machine</text:span></text:p>
      <text:p text:style-name="P2">When a mistake is made, you can undo them, hit undo after a commit has been done, you can then unstage the file. Fix the issue, then stage the file, commit and you can then push.</text:p>
      <text:p text:style-name="P3"><text:span text:style-name="T1">You can also “Revert” a commit, but does more or less the complete opposite of what was done.</text:span></text:p>
      <text:p text:style-name="P3"><text:span text:style-name="T1">Making branches allows you to make all the changes you want without affecting the main branch. Right click on the Master and “Create a Branch” you can't use spaces. So dash, can act as spaces.</text:span></text:p>
      <text:p text:style-name="P2">Once you make a change your branch, and try to push, if the branch doesn't exist on github, gitkraken will request if you want to make the branch or not. If you agree, you will see your default branch being the Master and then any active branches you may have created. Others can then view your branch.</text:p>
      <text:p text:style-name="P2">If changes are agreed upon, you can then create a pull request asking to merge the new branch to the master branch.</text:p>
      <text:p text:style-name="P2"><text:soft-page-break/>Drag and drop your new branch onto the master. You will be given the option to start a pull request.</text:p>
      <text:p text:style-name="P2">It will auto populate the repo and branch you are coming from and where you want to go to. You can then create the pull request. You can then jump over to github and see the pull request.</text:p>
      <text:p text:style-name="P2">When viewing this other members can review, and comment on the pull request. If any changes are requested, you do not have to create another pull request. Any changes should automatically show up.</text:p>
      <text:p text:style-name="P2">You will have to stage the changes, then commit the changes. You can then push the changes to github.</text:p>
      <text:p text:style-name="P2">Once you are happy the changes have been Made, you can then merge branches and delete the sub branch.</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Web" svg:font-family="LatoWeb, 'Helvetica Neue',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h Reynolds</meta:initial-creator>
    <meta:creation-date>2017-08-26T10:22:30.17</meta:creation-date>
    <meta:document-statistic meta:table-count="0" meta:image-count="0" meta:object-count="0" meta:page-count="2" meta:paragraph-count="17" meta:word-count="685" meta:character-count="3666"/>
    <dc:date>2017-08-26T10:31:11.68</dc:date>
    <dc:creator>Josh Reynolds</dc:creator>
    <meta:editing-duration>PT8M42S</meta:editing-duration>
    <meta:editing-cycles>1</meta:editing-cycles>
    <meta:generator>OpenOffice/4.1.3$Win32 OpenOffice.org_project/413m1$Build-9783</meta:generator>
  </office:meta>
</office:document-meta>
</file>